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weight="normal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italic" style:text-underline-style="none" fo:font-weight="bold" style:text-blinking="false" fo:background-color="transparent"/>
    </style:style>
    <style:style style:name="P4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5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6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loext:opacity="100%" style:font-name="Arial" fo:font-size="12pt" fo:font-style="italic" style:text-underline-style="solid" style:text-underline-width="auto" style:text-underline-color="font-color" fo:font-weight="bold" fo:background-color="transparent" loext:char-shading-value="0"/>
    </style:style>
    <style:style style:name="T2" style:family="text">
      <style:text-properties fo:font-variant="normal" fo:text-transform="none" fo:color="#000000" loext:opacity="100%" style:font-name="Arial" fo:font-size="12pt" fo:font-style="italic" style:text-underline-style="solid" style:text-underline-width="auto" style:text-underline-color="font-color" fo:font-weight="bold" fo:background-color="#ffffff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2pt" fo:font-style="italic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b9de1d5c-7fff-7bc6-4740-890f4d4e9def"/><text:span text:style-name="T1">Requerimientos </text:span><text:span text:style-name="T2">Sistema administración</text:span></text:p>
      <text:p text:style-name="Text_20_body"/>
      <text:p text:style-name="P3">Requerimientos de Dominio:</text:p>
      <text:list xml:id="list255094707" text:style-name="L1">
        <text:list-item>
          <text:p text:style-name="P4">El sistema debe integrar métodos de pago como Mercado pago, Modo, Billetera Santa fe y débito.</text:p>
        </text:list-item>
      </text:list>
      <text:list xml:id="list2695399500" text:style-name="L2">
        <text:list-item>
          <text:p text:style-name="P5">Cada producto tiene un único código de identificación.</text:p>
        </text:list-item>
      </text:list>
      <text:p text:style-name="Text_20_body"/>
      <text:p text:style-name="P3">Requerimientos Funcionales:</text:p>
      <text:list xml:id="list4219370134" text:style-name="L3">
        <text:list-item>
          <text:p text:style-name="P6">El sistema debe mostrar un listado completo de todos los productos disponibles en el kiosco.</text:p>
        </text:list-item>
        <text:list-item>
          <text:p text:style-name="P6">El sistema debe tener acceso a una base de datos que contenga la información de los productos.</text:p>
        </text:list-item>
        <text:list-item>
          <text:p text:style-name="P6">El sistema debe permitirle a los usuarios actualizar la información de los productos.</text:p>
        </text:list-item>
        <text:list-item>
          <text:p text:style-name="P6">El sistema debe generar un registro de todas las actualizaciones de precios realizadas.</text:p>
        </text:list-item>
        <text:list-item>
          <text:p text:style-name="P6">El sistema debe permitir a los usuarios adjuntar una nota explicativa al realizar actualizaciones de precios.</text:p>
        </text:list-item>
        <text:list-item>
          <text:p text:style-name="P6">El sistema debe poder distinguir entre un inicio de sesión realizado por un administrador y uno realizado por un empleado para asignar los permisos adecuados según el rol del usuario.</text:p>
        </text:list-item>
      </text:list>
      <text:list xml:id="list555653269" text:style-name="L4">
        <text:list-item>
          <text:p text:style-name="P7">El sistema debe permitir al usuario gestionar el inventario.</text:p>
        </text:list-item>
      </text:list>
      <text:list xml:id="list1760588365" text:style-name="L5">
        <text:list-item>
          <text:p text:style-name="P8">El sistema debe imprimir tickets de compra.</text:p>
        </text:list-item>
      </text:list>
      <text:p text:style-name="Text_20_body"/>
      <text:p text:style-name="P2"><text:span text:style-name="T3">Requerimientos No Funcionales:</text:span><text:span text:style-name="T4"> </text:span></text:p>
      <text:list xml:id="list645647149" text:style-name="L6">
        <text:list-item>
          <text:p text:style-name="P9">El sistema debe operar con tiempos de respuesta rápidos y un uso de recursos óptimo incluso durante períodos de alta demanda.</text:p>
        </text:list-item>
        <text:list-item>
          <text:p text:style-name="P9">El sistema debe gestionar el inventario con actualización precisa y en tiempo real de las existencias de productos.</text:p>
        </text:list-item>
        <text:list-item>
          <text:p text:style-name="P9">El sistema debe mostrar de manera clara y concisa la información relevante de cada producto, incluyendo nombre, descripción, precio y disponibilidad.</text:p>
        </text:list-item>
        <text:list-item>
          <text:p text:style-name="P9">El sistema debe responder en menos de 3 segundos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0-31T11:23:09.259000000</dc:date>
    <meta:editing-duration>PT28M16S</meta:editing-duration>
    <meta:editing-cycles>1</meta:editing-cycles>
    <meta:document-statistic meta:table-count="0" meta:image-count="0" meta:object-count="0" meta:page-count="1" meta:paragraph-count="18" meta:word-count="238" meta:character-count="1474" meta:non-whitespace-character-count="1267"/>
    <meta:generator>LibreOffice/7.2.0.4$Windows_X86_64 LibreOffice_project/9a9c6381e3f7a62afc1329bd359cc48accb6435b</meta:generator>
  </office:meta>
</office:document-meta>
</file>